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2bef64" officeooo:paragraph-rsid="0007e27e" style:font-style-asian="normal" style:font-style-complex="normal"/>
    </style:style>
    <style:style style:name="P2" style:family="paragraph" style:parent-style-name="Standard">
      <style:text-properties fo:font-style="normal" officeooo:rsid="0026417e" officeooo:paragraph-rsid="0007e27e" style:font-style-asian="normal" style:font-style-complex="normal"/>
    </style:style>
    <style:style style:name="P3" style:family="paragraph" style:parent-style-name="Standard">
      <style:text-properties fo:font-style="normal" officeooo:rsid="00275e0b" officeooo:paragraph-rsid="0007e27e" style:font-style-asian="normal" style:font-style-complex="normal"/>
    </style:style>
    <style:style style:name="P4" style:family="paragraph" style:parent-style-name="Standard">
      <style:text-properties fo:font-style="normal" officeooo:rsid="00277664" officeooo:paragraph-rsid="0007e27e" style:font-style-asian="normal" style:font-style-complex="normal"/>
    </style:style>
    <style:style style:name="P5" style:family="paragraph" style:parent-style-name="Standard">
      <style:text-properties fo:font-style="normal" officeooo:rsid="0028dd33" officeooo:paragraph-rsid="0007e27e" style:font-style-asian="normal" style:font-style-complex="normal"/>
    </style:style>
    <style:style style:name="P6" style:family="paragraph" style:parent-style-name="Standard">
      <style:text-properties fo:font-style="normal" officeooo:rsid="002aa57d" officeooo:paragraph-rsid="0007e27e" style:font-style-asian="normal" style:font-style-complex="normal"/>
    </style:style>
    <style:style style:name="P7" style:family="paragraph" style:parent-style-name="Standard">
      <style:text-properties fo:font-style="normal" officeooo:rsid="002ae15d" officeooo:paragraph-rsid="0007e27e" style:font-style-asian="normal" style:font-style-complex="normal"/>
    </style:style>
    <style:style style:name="P8" style:family="paragraph" style:parent-style-name="Standard">
      <style:text-properties officeooo:rsid="0024d32c" officeooo:paragraph-rsid="0007e27e"/>
    </style:style>
    <style:style style:name="P9" style:family="paragraph" style:parent-style-name="Standard">
      <style:text-properties officeooo:rsid="0026417e" officeooo:paragraph-rsid="0007e27e"/>
    </style:style>
    <style:style style:name="P10" style:family="paragraph" style:parent-style-name="Standard">
      <style:text-properties fo:font-style="italic" officeooo:rsid="0026417e" officeooo:paragraph-rsid="0007e27e" style:font-style-asian="italic" style:font-style-complex="italic"/>
    </style:style>
    <style:style style:name="P11" style:family="paragraph" style:parent-style-name="Standard">
      <style:text-properties fo:font-style="italic" officeooo:rsid="00275e0b" officeooo:paragraph-rsid="0007e27e" style:font-style-asian="italic" style:font-style-complex="italic"/>
    </style:style>
    <style:style style:name="P12" style:family="paragraph" style:parent-style-name="Standard">
      <style:text-properties fo:font-style="italic" officeooo:rsid="00277664" officeooo:paragraph-rsid="0007e27e" style:font-style-asian="italic" style:font-style-complex="italic"/>
    </style:style>
    <style:style style:name="P13" style:family="paragraph" style:parent-style-name="Standard">
      <style:text-properties officeooo:rsid="00275e0b" officeooo:paragraph-rsid="0007e27e"/>
    </style:style>
    <style:style style:name="P14" style:family="paragraph" style:parent-style-name="Standard">
      <style:text-properties style:font-name="Liberation Serif" fo:font-style="italic" officeooo:rsid="00277664" officeooo:paragraph-rsid="0007e27e" style:font-style-asian="italic" style:font-style-complex="italic"/>
    </style:style>
    <style:style style:name="T1" style:family="text">
      <style:text-properties officeooo:rsid="0103dccf"/>
    </style:style>
    <style:style style:name="T2" style:family="text">
      <style:text-properties officeooo:rsid="031578d7"/>
    </style:style>
    <style:style style:name="T3" style:family="text">
      <style:text-properties officeooo:rsid="012100c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6417e" style:font-style-asian="italic" style:font-style-complex="italic"/>
    </style:style>
    <style:style style:name="T6" style:family="text">
      <style:text-properties officeooo:rsid="0026417e"/>
    </style:style>
    <style:style style:name="T7" style:family="text">
      <style:text-properties officeooo:rsid="00277664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 officeooo:rsid="031578d7"/>
    </style:style>
    <style:style style:name="T10" style:family="text">
      <style:text-properties style:font-name="Dudu Cyryllic" fo:font-style="italic" style:font-style-asian="italic" style:font-style-complex="italic"/>
    </style:style>
    <style:style style:name="T11" style:family="text">
      <style:text-properties officeooo:rsid="01046154"/>
    </style:style>
    <style:style style:name="T12" style:family="text">
      <style:text-properties officeooo:rsid="0028dd33"/>
    </style:style>
    <style:style style:name="T13" style:family="text">
      <style:text-properties officeooo:rsid="0121eca2"/>
    </style:style>
    <style:style style:name="T14" style:family="text">
      <style:text-properties officeooo:rsid="002aa57d"/>
    </style:style>
    <style:style style:name="T15" style:family="text">
      <style:text-properties fo:font-size="18pt" fo:font-style="italic" fo:font-weight="normal" officeooo:rsid="002aa57d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weight="bold" officeooo:rsid="002aa57d" style:font-weight-asian="bold" style:font-weight-complex="bold"/>
    </style:style>
    <style:style style:name="T17" style:family="text">
      <style:text-properties officeooo:rsid="0130f978"/>
    </style:style>
    <style:style style:name="T18" style:family="text">
      <style:text-properties officeooo:rsid="002ae1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><text:span text:style-name="T1">Представив</text:span> заявку на <text:span text:style-name="T1">участие в </text:span>конкурс<text:span text:style-name="T1">е</text:span>, мы обратились к директору Клуба, Павлу Митрофановичу. </text:p>
      <text:p text:style-name="P8">Нам бы усилитель с двумя чёрными колонками от переносного кинопроектора, а то ведь у нас даже ударной установки нет, не говоря уже о месте для репетиций.</text:p>
      <text:p text:style-name="P8">Пылая жарко раскраснелым лицом под мелкими завитками натурально купеческих кудряшек, Павел Митрофанович сказал, что для ребят с Посёлка Клуб сделает всё и ещё раз всё.</text:p>
      <text:p text:style-name="P8">Вот что значит обращаться с просьбой в правильно выбранное время.</text:p>
      <text:p text:style-name="P8"/>
      <text:p text:style-name="P8">Директор распорядился предоставить нам для репетиций комнату Эстрадного ансамбля. Эстрадники во главе со своим руководителем Аксёновым переправили оттуда все инструменты, включая контрабас и саксофон с тромбоном в неизвестном направлении. </text:p>
      <text:p text:style-name="P8">Сам Аксёнов тоже на какое-то время исчез неизвестно куда.</text:p>
      <text:p text:style-name="P8">В комнате остался лишь тумбовый стол, фортепиано и «кухня» <text:s/>— ударная установка из большого барабана с педалью, хэта, малого барабана и том-тома.</text:p>
      <text:p text:style-name="P9">Чепа часами отрабатывал выбивание бита на «кухне» <text:s/>всеми руками и ногами.</text:p>
      <text:p text:style-name="P9"/>
      <text:p text:style-name="P9">Как бить бит ему показал Анатолий Мелай, который по весне пришёл из армии, а до призыва на службу играл в Эстрадном ансамбле на трубе.</text:p>
      <text:p text:style-name="P9">Ещё он показал аккорды песни «Жёлтая река» группы «Christie». Она в то время держалась в верхних строчках хит-парадов Европы.</text:p>
      <text:p text:style-name="P9">Мы знали об этом из передач радиостанции «Радио-Швеция». </text:p>
      <text:p text:style-name="P9">Она вещала на русском языке один час в неделю, по воскресеньям, и <text:span text:style-name="T2">наши </text:span>её не глушили — <text:span text:style-name="T3">потому что </text:span>там говорили лишь о рок-музыке и не вел<text:span text:style-name="T2">ась</text:span> пропаганд<text:span text:style-name="T2">а</text:span>.</text:p>
      <text:p text:style-name="P9">Анатолий даже знал слова этой песни на русском:</text:p>
      <text:p text:style-name="P9"><text:tab/><text:tab/><text:tab/><text:span text:style-name="T4">У жёлтой речки гуляли мы,</text:span></text:p>
      <text:p text:style-name="P10"><text:tab/><text:tab/><text:tab/>Вокруг прекрасно цвели цветы,</text:p>
      <text:p text:style-name="P10"><text:tab/><text:tab/><text:tab/>У жёлтой речки моей мечты,</text:p>
      <text:p text:style-name="P10"><text:tab/><text:tab/><text:tab/><text:tab/>Áловерида!</text:p>
      <text:p text:style-name="P9">Дальше шёл неперевéденный припев:</text:p>
      <text:p text:style-name="P9"><text:tab/><text:tab/><text:tab/><text:span text:style-name="T4">Áловерида! Áловерида!</text:span></text:p>
      <text:p text:style-name="P10"><text:tab/><text:tab/><text:tab/>Юзы мамá! Юзы мамá!</text:p>
      <text:p text:style-name="P2">Мы стали готовить её к конкурсу.</text:p>
      <text:p text:style-name="P13">В одну из репетиций мне вдруг дошло, что раз песня про жёлтую реку, то припев должен быть «<text:span text:style-name="T4">Йелоу рива!</text:span>», а не какой-то там «<text:span text:style-name="T5">Áловерида!»</text:span></text:p>
      <text:p text:style-name="P3"><text:span text:style-name="T6">Н</text:span>е зря всё же Алла Иосифовна мне вдалбливала, что «London is the capital of Great Britain.»</text:p>
      <text:p text:style-name="P3"><text:span text:style-name="T6">А</text:span>натолий крутил носом, но крыть ему было нечем. </text:p>
      <text:p text:style-name="P3">За мой подвиг Чуба позволил мне подпевать ему в припеве терцией:</text:p>
      <text:p text:style-name="P3"><text:tab/><text:tab/><text:tab/><text:span text:style-name="T4">Yellow river! Yellow river! </text:span></text:p>
      <text:p text:style-name="P11"><text:tab/><text:tab/><text:tab/>is in my mind and in my eyes</text:p>
      <text:p text:style-name="P3">Это меня окрылило, поскольку в нашей группе мне досталась нужная, но такая неприметная роль ритм-гитариста. </text:p>
      <text:p text:style-name="P3"/>
      <text:p text:style-name="P3">Вторым номером мы взяли «Перекрась в чёрное» группы Rolling Stones. </text:p>
      <text:p text:style-name="P3">Мы знали аккорды к ней, знали название, но вместо слов только пабакали:</text:p>
      <text:p text:style-name="P3"><text:tab/><text:tab/><text:tab/><text:span text:style-name="T4">Па-бá-ба пá-ба-ба</text:span></text:p>
      <text:p text:style-name="P11"><text:tab/><text:tab/><text:tab/>Па-бá-ба п<text:span text:style-name="T7">а</text:span>-ба-бá</text:p>
      <text:p text:style-name="P11"><text:tab/><text:tab/><text:tab/>Па-ба-бá</text:p>
      <text:p text:style-name="P4">Однако, <text:s/>зная название, можешь представить о чём песня, а когда известен размер строк, то «что нам стоит дом построить? <text:span text:style-name="T2">Нарисуем </text:span><text:s/><text:span text:style-name="T8">—</text:span><text:span text:style-name="T10"> </text:span><text:span text:style-name="T9">будем жить! </text:span>»</text:p>
      <text:p text:style-name="P4"><text:s text:c="3"/><text:tab/><text:tab/><text:tab/>...<text:span text:style-name="T4">и тучи чёрные на город проливают,</text:span></text:p>
      <text:p text:style-name="P12"><text:soft-page-break/><text:tab/><text:tab/><text:tab/> <text:s text:c="2"/>капли дождя <text:span text:style-name="T11">чернее</text:span> даже, чем смола,</text:p>
      <text:p text:style-name="P12"><text:tab/><text:tab/><text:tab/> <text:s text:c="2"/>а лужи чёрные и звёзд не отражают,</text:p>
      <text:p text:style-name="P4"><text:span text:style-name="T4"><text:tab/><text:tab/><text:tab/> <text:s text:c="2"/>ведь даже звёзды все украла с неба мгла</text:span>...</text:p>
      <text:p text:style-name="P4"/>
      <text:p text:style-name="P14"><text:span text:style-name="T11">(...в</text:span> фильме «Адвокат дьявола», где Аль Пачино играет сатану, она звучит на заключительных титрах. В оригинале, разумеется. </text:p>
      <text:p text:style-name="P14">Но тогда в Голливуде ещё не успели снять этот фильм.</text:p>
      <text:p text:style-name="P14"/>
      <text:p text:style-name="P14">И, кстати, с «Жёлтой рекой» наша гаражная группа опередила «Весёлых ребят» Буйнова. Они её исполнили аж года через два и у них это стало песней про Карлсона с крыши:</text:p>
      <text:p text:style-name="P14"><text:tab/><text:tab/><text:tab/><text:tab/>Вот мы слышим,</text:p>
      <text:p text:style-name="P14"><text:tab/><text:tab/><text:tab/><text:tab/>Вот мы слышим</text:p>
      <text:p text:style-name="P14"><text:tab/><text:tab/><text:tab/><text:tab/>Мотора стук — </text:p>
      <text:p text:style-name="P14"><text:tab/><text:tab/><text:tab/><text:tab/>Весёлый звук.</text:p>
      <text:p text:style-name="P14"><text:tab/><text:tab/><text:tab/><text:tab/>Это с крыши,</text:p>
      <text:p text:style-name="P14"><text:tab/><text:tab/><text:tab/><text:tab/>Прямо с крыши</text:p>
      <text:p text:style-name="P14"><text:tab/><text:tab/><text:tab/><text:tab/>Летит к нам друг,</text:p>
      <text:p text:style-name="P14"><text:tab/><text:tab/><text:tab/><text:tab/>Наш весёлый друг...</text:p>
      <text:p text:style-name="P14"/>
      <text:p text:style-name="P14">Так из песни про любовь сделали гимн Рембазы...<text:span text:style-name="T11">)</text:span></text:p>
      <text:p text:style-name="P14"/>
      <text:p text:style-name="P4">Накануне конкурса мы <text:s/>репетировали <text:span text:style-name="T12">днями напролёт</text:span>. <text:span text:style-name="T12">Выходили из Клуба только пообедать в павильоне «Встреча» на привокзальной площади. </text:span></text:p>
      <text:p text:style-name="P5">Ели <text:span text:style-name="T2">мы </text:span>там пельмени, запивали бутылкой «Жигулёвского пива» на четверых и мнили себя забойными чуваками, которым по плечу лабать рок.</text:p>
      <text:p text:style-name="P4"/>
      <text:p text:style-name="P5">Буквально за день до конкурса группа «Кристалл» из Лунатика нанесли нам превентивный удар. </text:p>
      <text:p text:style-name="P5">Они играли «халтуру» на выпускном вечере нашего класса.</text:p>
      <text:p text:style-name="P5">Мы предлагали <text:span text:style-name="T2">руководству школы </text:span>отыграть за бесплатно, а пригласили их.</text:p>
      <text:p text:style-name="P5">В своём отечестве тебя <text:span text:style-name="T13">и </text:span>за музыканта не считают!</text:p>
      <text:p text:style-name="P5">Конечно, у них устоявшаяся репутация. Саша Баша со своим музшкольным образованием по классу фортепиано очень грамотно играет на электрооргане — и «семь-сорок», и вальс, и рокэнрол; но всё равно обидно.</text:p>
      <text:p text:style-name="P5"/>
      <text:p text:style-name="P5">Реванш состоялся на конкурсе.</text:p>
      <text:p text:style-name="P5">У нас <text:span text:style-name="T13">имелись</text:span> скрытые резервы.</text:p>
      <text:p text:style-name="P5">Во-первых, Павел Митрофанович разрешил взять у киномехаников усилитель мощностью в пятьдесят ватт. </text:p>
      <text:p text:style-name="P5">Во-вторых, <text:s/>мы и внешне смотрелись победителями.</text:p>
      <text:p text:style-name="P5">Ну, допустим у тебя электроорган плюс музшкольные навыки, плюс натасканный на «халтурах» коллектив, но кто этим впечатлится, если <text:span text:style-name="T14">в летнем кинотеатре Центрального парка...</text:span></text:p>
      <text:p text:style-name="P4">- <text:span text:style-name="T14">А сейчас на сцену приглашаются участники вокально-инструментального ансамбля «Орфеи»!</text:span></text:p>
      <text:p text:style-name="P6">И выходят четверо парней, у которых все три гитары — с рогами,</text:p>
      <text:p text:style-name="P6"><text:s/>а сами они, все как один — </text:p>
      <text:p text:style-name="P4"><text:span text:style-name="T14"><text:tab/><text:tab/><text:tab/><text:tab/></text:span><text:span text:style-name="T15">в белых брюках!</text:span><text:span text:style-name="T16"> </text:span></text:p>
      <text:p text:style-name="P6">Что такое белые брюки в городе Конотопе в 1971 году объяснить невозможно, ведь это было <text:span text:style-name="T17">даже </text:span>ещё до начала джинсовой цивилизации...</text:p>
      <text:p text:style-name="P6"/>
      <text:p text:style-name="P6">Откуда белые брюки?</text:p>
      <text:p text:style-name="P6"><text:soft-page-break/>В Универмаг напротив Главной почты завезли так называемую «парусину» для хозяйственных нужд по рубль двадцать за метр.</text:p>
      <text:p text:style-name="P6">После первой же стирки она превращается в обвисшую серую мешковину, но мы-то вышли нестираными!</text:p>
      <text:p text:style-name="P6">Моя мама сострочила эти брюки, всем четверым, на своей швейной машинке за два дня до выступления.</text:p>
      <text:p text:style-name="P6">Тогда в брючную моду, на смену широкому поясу на талии, <text:span text:style-name="T18">вошло отсутствие всякого пояса и приспущенность на бёдра. </text:span></text:p>
      <text:p text:style-name="P7">На одни брюки достаточно метр и десять сантиметров парусины.</text:p>
      <text:p text:style-name="P6"/>
      <text:p text:style-name="P7">Правда, на «Жёлтой речке» я лажанулся.</text:p>
      <text:p text:style-name="P7">Чуба и на репетициях морщился на мою терцию в припеве, а на последней распевке перед выходом на сцену вообще за голову схватился.</text:p>
      <text:p text:style-name="P7">Так что в момент, когда нам следовало на пару орать в один микрофон </text:p>
      <text:p text:style-name="P7"><text:tab/><text:tab/><text:tab/>«<text:span text:style-name="T4">Yellow river! Yellow river!</text:span>»,</text:p>
      <text:p text:style-name="P7"><text:s/>я только лишь разевал рот, но не издавал ни звука. </text:p>
      <text:p text:style-name="P7">Как при исполнении «Интернационала» на общешкольном комсомольском собрании, или изображая песню «Иерихон» в КВН.</text:p>
      <text:p text:style-name="P7">Чуба делал круглы<text:span text:style-name="T11">е</text:span> глаза, что я его оставил без терции, но это не помогло.</text:p>
      <text:p text:style-name="P7">«Орфеи» одержали убедительную победу, но на моём вокализе был поставлен окончательный крест.</text:p>
      <text:p text:style-name="P1">Да, мы смогли. <text:s/></text:p>
      <text:p text:style-name="P1">Мы сделали это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20:52.712607758</meta:creation-date>
    <dc:date>2017-03-01T17:20:58.731044862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3" meta:word-count="896" meta:character-count="5844" meta:non-whitespace-character-count="4899"/>
    <meta:generator>LibreOffice/4.3.3.2$Linux_x86 LibreOffice_project/430m0$Build-2</meta:generator>
  </office:meta>
</office:document-meta>
</file>